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 style:list-style-name="L1"/>
    <style:style style:name="P2" style:family="paragraph" style:parent-style-name="Title" style:list-style-name="L1">
      <style:text-properties officeooo:paragraph-rsid="0016924d"/>
    </style:style>
    <style:style style:name="P3" style:family="paragraph" style:parent-style-name="Standard" style:list-style-name="L1">
      <style:text-properties officeooo:rsid="0016924d" officeooo:paragraph-rsid="0016924d"/>
    </style:style>
    <style:style style:name="P4" style:family="paragraph" style:parent-style-name="Standard">
      <style:text-properties officeooo:paragraph-rsid="0016924d"/>
    </style:style>
    <style:style style:name="P5" style:family="paragraph" style:parent-style-name="Standard" style:list-style-name="L1">
      <style:text-properties officeooo:paragraph-rsid="0016924d"/>
    </style:style>
    <style:style style:name="T1" style:family="text">
      <style:text-properties officeooo:rsid="0016924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924d" style:font-weight-asian="bold" style:font-weight-complex="bold"/>
    </style:style>
    <style:style style:name="T4" style:family="text">
      <style:text-properties fo:font-weight="bold" officeooo:rsid="001831c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fo:letter-spacing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font-size="12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22222" style:font-name="Times New Roman" fo:letter-spacing="normal"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831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1cm" fo:text-indent="-0.635cm" fo:margin-left="0.61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5cm" fo:text-indent="-0.635cm" fo:margin-left="1.24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cm" fo:text-indent="-0.635cm" fo:margin-left="1.8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93775181852845744" text:style-name="L1">
        <text:list-header>
          <text:p text:style-name="P2">Carcassone </text:p>
          <text:p text:style-name="P1"><text:span text:style-name="T1">H</text:span>istoryjki</text:p>
        </text:list-header>
      </text:list>
      <text:p text:style-name="P4"/>
      <text:list xml:id="list165636149521608" text:continue-numbering="true" text:style-name="L1">
        <text:list-item>
          <text:p text:style-name="P5"><text:span text:style-name="T1">Chciałbym uruchomić grę: </text:span><text:span text:style-name="T3">8sp</text:span></text:p>
        </text:list-item>
        <text:list-item>
          <text:p text:style-name="P3">Chciałbym zapisać stan gry: <text:span text:style-name="T2">3sp</text:span></text:p>
        </text:list-item>
        <text:list-item>
          <text:p text:style-name="P3">Chciałbym kontynuować wcześniej zapisaną grę: <text:span text:style-name="T2">3sp</text:span></text:p>
        </text:list-item>
        <text:list-item>
          <text:p text:style-name="P3">Chciałbym zakończyć grę: <text:span text:style-name="T2">1sp</text:span></text:p>
        </text:list-item>
        <text:list-item>
          <text:p text:style-name="P3">Chciałbym prowadzić rozgrywkę przeciwko 1-4 graczy: <text:span text:style-name="T2">5sp</text:span></text:p>
        </text:list-item>
        <text:list-item>
          <text:p text:style-name="P3">Chciałbym określić ilość graczy: <text:span text:style-name="T2">1sp</text:span></text:p>
        </text:list-item>
        <text:list-item>
          <text:p text:style-name="P3">Chciałbym określić nazwę gracza: <text:span text:style-name="T2">1sp</text:span></text:p>
        </text:list-item>
        <text:list-item>
          <text:p text:style-name="P3">Chciałbym określic kolejność wykonywania akcji: <text:span text:style-name="T2">2sp</text:span></text:p>
        </text:list-item>
        <text:list-item>
          <text:p text:style-name="P3">Chciałbym wybrać kolor pionków: <text:span text:style-name="T2">1sp</text:span></text:p>
        </text:list-item>
        <text:list-item>
          <text:p text:style-name="P3">Chciałbym rozpoczęcie rozgrywki: <text:span text:style-name="T2">1sp</text:span></text:p>
        </text:list-item>
        <text:list-item>
          <text:p text:style-name="P3"><text:span text:style-name="T5">Chciałbym</text:span><text:span text:style-name="T2"> </text:span>sprawdzić stan rozgrywki (punktacja): <text:span text:style-name="T11">5sp</text:span></text:p>
        </text:list-item>
        <text:list-item>
          <text:p text:style-name="P3"><text:span text:style-name="T5">Chciałbym aby </text:span>gra podlicza punktację po ruchu: <text:span text:style-name="T2">1sp</text:span></text:p>
        </text:list-item>
        <text:list-item>
          <text:p text:style-name="P3"><text:span text:style-name="T5">Chciałbym </text:span>otrzymać punkty za ukończenie traktu: <text:span text:style-name="T2">1sp</text:span></text:p>
          <text:list>
            <text:list-item>
              <text:p text:style-name="P3">jeżeli mam na nim pionka </text:p>
            </text:list-item>
            <text:list-item>
              <text:p text:style-name="P3">każda płytka ukończonego traktu: 1 punkt</text:p>
            </text:list-item>
          </text:list>
        </text:list-item>
        <text:list-item>
          <text:p text:style-name="P3"><text:span text:style-name="T5">Chciałbym </text:span>otrzymac punkty za ukończenie miasta: <text:span text:style-name="T2">1sp</text:span> </text:p>
          <text:list>
            <text:list-item>
              <text:p text:style-name="P3">jeżeli mam na nim pionka</text:p>
            </text:list-item>
            <text:list-item>
              <text:p text:style-name="P3">miasto może składać się z 2 płytek = 2 punkty (+1 za tarczę)</text:p>
            </text:list-item>
            <text:list-item>
              <text:p text:style-name="P3">zbudować miasto składające się z conajmniej 3 płytek = 2 punkty za każdą płytkę ukończonego miasta</text:p>
            </text:list-item>
            <text:list-item>
              <text:p text:style-name="P3">otrzymać za każdą tarczę w ukończonym mieście 2 punkty</text:p>
            </text:list-item>
          </text:list>
        </text:list-item>
        <text:list-item>
          <text:p text:style-name="P3"><text:span text:style-name="T5">Chciałbym </text:span>otrzymać punkty za ukończenie klasztoru: <text:span text:style-name="T2">1sp</text:span></text:p>
          <text:list>
            <text:list-item>
              <text:p text:style-name="P3">jeżeli mam na nim pionka</text:p>
            </text:list-item>
            <text:list-item>
              <text:p text:style-name="P3">punktów za ukończoną strukturę = otoczony w całości płytkami</text:p>
            </text:list-item>
          </text:list>
        </text:list-item>
        <text:list-item>
          <text:p text:style-name="P3"><text:span text:style-name="T5">Chciałbym aby </text:span>gra kontrolowała poprawność akcji/rozgrywki: <text:span text:style-name="T2">8sp</text:span></text:p>
        </text:list-item>
        <text:list-item>
          <text:p text:style-name="P3"><text:span text:style-name="T5">Chciałbym aby </text:span>gra zakończy się po wylosowaniu ostatniej płytki: <text:span text:style-name="T13">5</text:span><text:span text:style-name="T2">sp</text:span></text:p>
          <text:list>
            <text:list-item>
              <text:p text:style-name="P3">otrzymać za nieukonczony trakt 1 punkt za płytkę jeżeli mam na nim pionka </text:p>
            </text:list-item>
            <text:list-item>
              <text:p text:style-name="P3">otrzymać za nieukonczone miasto 1 punkt za płytkę jeżeli mam na nim pionka</text:p>
            </text:list-item>
            <text:list-item>
              <text:p text:style-name="P3">otrzymać za nieukonczony klasztor 1 punkt - jeżeli mam na nim pionka + 1 punkt za każdą przylegającą płytkę </text:p>
            </text:list-item>
            <text:list-item>
              <text:p text:style-name="P3">otrzymać punkty za posiadane łąki - jeżeli mamy na nich chłopa pionka - 3 punkty za każde sąsiednie/przylegające ukończone miasto<text:tab/><text:tab/></text:p>
            </text:list-item>
          </text:list>
        </text:list-item>
        <text:list-item>
          <text:p text:style-name="P3"><text:span text:style-name="T5">Chciałbym </text:span>gra rozliczy, podczas konfliktu, punkty zgodnie z zasadami: <text:span text:style-name="T2">1sp</text:span></text:p>
          <text:list>
            <text:list-item>
              <text:p text:style-name="P3"><text:s/>punkty otrzymają gracze z największą ilością pionków w aktualnie ukończonej strukturze</text:p>
            </text:list-item>
          </text:list>
        </text:list-item>
        <text:list-item>
          <text:p text:style-name="P3"><text:span text:style-name="T5">Chciałbym </text:span>wykonanie czynności w mojej turze: <text:span text:style-name="T2">8sp</text:span></text:p>
          <text:list>
            <text:list-item>
              <text:p text:style-name="P3">wylosować płytkę terenu i umieścić ją na planszy, tak aby zachować ciągłość krajobrazu</text:p>
            </text:list-item>
            <text:list-item>
              <text:p text:style-name="P3">wylosować płytkę terenu i umieścić ją na planszy, tak aby zachować ciągłość krajobrazu + umieścić podwładnego na tej płytce <text:s/></text:p>
            </text:list-item>
            <text:list-item>
              <text:p text:style-name="P3">wylosować płytkę terenu i umieścić ją na planszy, tak aby zachować ciągłość krajobrazu + automatycznie zabrać podwładnego </text:p>
            </text:list-item>
          </text:list>
        </text:list-item>
        <text:list-item>
          <text:p text:style-name="P3"><text:span text:style-name="T5">Chciałbym </text:span>zachowanie ciagłości krajobrazu: <text:span text:style-name="T2">3sp</text:span></text:p>
          <text:list>
            <text:list-item>
              <text:p text:style-name="P3">krawędzie nowej płytki muszą pasować do poprzednio ułożonych płytek</text:p>
            </text:list-item>
            <text:list-item>
              <text:p text:style-name="P3">płytki zawierają 3 typy krawędzi: trakt, miasto, pole</text:p>
            </text:list-item>
          </text:list>
        </text:list-item>
        <text:list-item>
          <text:p text:style-name="P3"><text:span text:style-name="T8">Chciałbym zapamiętać</text:span><text:span text:style-name="T9"> </text:span><text:span text:style-name="T8">mój najlepszy wynik</text:span><text:span text:style-name="T6">i</text:span><text:span text:style-name="T5">: </text:span><text:span text:style-name="T2">1s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39S</meta:editing-duration>
    <meta:editing-cycles>4</meta:editing-cycles>
    <meta:generator>LibreOffice/5.0.6.3$Windows_x86 LibreOffice_project/490fc03b25318460cfc54456516ea2519c11d1aa</meta:generator>
    <dc:date>2018-02-18T16:56:35.741000000</dc:date>
    <meta:document-statistic meta:table-count="0" meta:image-count="0" meta:object-count="0" meta:page-count="1" meta:paragraph-count="41" meta:word-count="382" meta:character-count="2390" meta:non-whitespace-character-count="2077"/>
    <meta:user-defined meta:name="Info 1"/>
    <meta:user-defined meta:name="Info 2"/>
    <meta:user-defined meta:name="Info 3"/>
    <meta:user-defined meta:name="Info 4"/>
  </office:meta>
</office:document-meta>
</file>